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ableau1" style:family="table">
      <style:table-properties table:align="left" style:width="6.114cm"/>
    </style:style>
    <style:style style:name="Tableau1.A" style:family="table-column">
      <style:table-column-properties style:column-width="3.057cm"/>
    </style:style>
    <style:style style:name="Tableau1.1" style:family="table-row">
      <style:table-row-properties style:min-row-height="4.18cm"/>
    </style:style>
    <style:style style:name="Tableau1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1.B1" style:family="table-cell">
      <style:table-cell-properties fo:border="0.002cm solid #000000" fo:padding="0.097cm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>
        <table:table-row>
          <table:table-cell>
            <text:p><office:annotation><dc:creator>POD</dc:creator><dc:date>2008-01-17T18:17:35</dc:date><text:p>The table you wanted to populate with 'persons' can't be dumped with the '-' option because it has more than one cell in it.</text:p></office:annotatio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zxx" style:language-complex="zxx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Gaetan Delannay</meta:initial-creator>
    <meta:creation-date>2006-10-26T13:33:26</meta:creation-date>
    <dc:creator>Gaetan Delannay</dc:creator>
    <dc:date>2007-04-10T12:00:32</dc:date>
    <dc:language>fr-BE</dc:language>
    <meta:editing-cycles>10</meta:editing-cycles>
    <meta:editing-duration>PT16M3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3" meta:word-count="5" meta:character-count="39"/>
  </office:meta>
</office:document-meta>
</file>